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Pictures/10000000000002720000012C13CB9CA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measure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562cm" svg:height="7.937cm" svg:x="0.254cm" svg:y="0.254cm">
          <draw:image xlink:href="Pictures/10000000000002720000012C13CB9CA5.png" xlink:type="simple" xlink:show="embed" xlink:actuate="onLoad">
            <text:p/>
          </draw:image>
        </draw:frame>
        <draw:measure draw:style-name="gr2" draw:text-style-name="P1" draw:layer="measurelines" svg:x1="0.952cm" svg:y1="4.481cm" svg:x2="8.413cm" svg:y2="4.481cm">
          <text:p text:style-name="P2">time = dur</text:p>
        </draw:measure>
        <draw:measure draw:style-name="gr2" draw:text-style-name="P1" draw:layer="layout" svg:x1="8.427cm" svg:y1="8.153cm" svg:x2="15.888cm" svg:y2="8.153cm">
          <text:p text:style-name="P2">time = dur</text:p>
        </draw:measure>
        <draw:measure draw:style-name="gr2" draw:text-style-name="P1" draw:layer="measurelines" svg:x1="0.979cm" svg:y1="1.944cm" svg:x2="2.46cm" svg:y2="1.944cm">
          <text:p text:style-name="P2">fade<text:measure text:kind="gap"/></text:p>
        </draw:measure>
        <draw:measure draw:style-name="gr2" draw:text-style-name="P1" draw:layer="measurelines" svg:x1="2.459cm" svg:y1="2.908cm" svg:x2="8.422cm" svg:y2="2.908cm">
          <text:p text:style-name="P2">time - fade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svg:stroke-width="0.051cm" svg:stroke-color="#000000" draw:marker-start="Arrow" draw:marker-start-width="0.279cm" draw:marker-end="Arrow" draw:marker-end-width="0.279cm" draw:fill="none" draw:fill-gradient-name="Gradient_20_7" draw:fill-hatch-name="Hatching_20_1" draw:fill-image-name="Bitmape_20_1" draw:show-unit="true"/>
      <style:text-properties fo:font-size="12pt" style:font-weight-asian="normal"/>
    </style:style>
  </office:styles>
  <office:automatic-styles>
    <style:page-layout style:name="PM0">
      <style:page-layout-properties fo:margin-top="0.254cm" fo:margin-bottom="0.254cm" fo:margin-left="0.254cm" fo:margin-right="0.254cm" fo:page-width="17.018cm" fo:page-height="8.50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Harkins</meta:initial-creator>
    <meta:creation-date>2014-02-03T23:55:00</meta:creation-date>
    <dc:date>2014-02-04T00:05:31</dc:date>
    <dc:creator>James Harkins</dc:creator>
    <meta:editing-duration>PT2M33S</meta:editing-duration>
    <meta:editing-cycles>2</meta:editing-cycles>
    <meta:generator>LibreOffice/3.5$Linux_X86_64 LibreOffice_project/350m1$Build-2</meta:generator>
    <meta:document-statistic meta:object-count="5"/>
  </office:meta>
</office:document-meta>
</file>